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9c1b8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37b2" style:font-name-asian="宋体" style:font-size-asian="14pt" style:font-size-complex="14pt"/>
    </style:style>
    <style:style style:name="P4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fo:font-weight="bold" officeooo:paragraph-rsid="000a37b2" style:font-name-asian="宋体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6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e6871" officeooo:paragraph-rsid="000e6871" style:font-name-asian="宋体" style:font-size-asian="14pt" style:font-size-complex="14pt"/>
    </style:style>
    <style:style style:name="P7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10e66c" style:font-name-asian="宋体" style:font-size-asian="14pt" style:font-size-complex="14pt"/>
    </style:style>
    <style:style style:name="P8" style:family="paragraph" style:parent-style-name="Standard">
      <style:paragraph-properties fo:line-height="150%" fo:orphans="2" fo:widows="2" fo:text-indent="0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9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officeooo:rsid="0009c1b8"/>
    </style:style>
    <style:style style:name="T3" style:family="text">
      <style:text-properties fo:color="#ff0000" loext:opacity="100%" style:font-name="宋体1" fo:font-size="12pt" style:font-size-asian="12pt"/>
    </style:style>
    <style:style style:name="T4" style:family="text">
      <style:text-properties officeooo:rsid="00067a7c"/>
    </style:style>
    <style:style style:name="T5" style:family="text">
      <style:text-properties style:language-complex="ar" style:country-complex="SA"/>
    </style:style>
    <style:style style:name="T6" style:family="text">
      <style:text-properties style:text-position="super 58%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officeooo:rsid="000af3c6" style:language-complex="ar" style:country-complex="SA"/>
    </style:style>
    <style:style style:name="T9" style:family="text">
      <style:text-properties officeooo:rsid="000a37b2"/>
    </style:style>
    <style:style style:name="T10" style:family="text">
      <style:text-properties officeooo:rsid="000af3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c9543"/>
    </style:style>
    <style:style style:name="T13" style:family="text">
      <style:text-properties officeooo:rsid="0010e66c"/>
    </style:style>
    <style:style style:name="T14" style:family="text">
      <style:text-properties fo:font-weight="bold" officeooo:rsid="000e6871" style:font-weight-asian="bold" style:font-weight-complex="bold"/>
    </style:style>
    <style:style style:name="T15" style:family="text">
      <style:text-properties officeooo:rsid="000c9543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引言</text:span></text:p>
      <text:p text:style-name="P2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1"><text:span text:style-name="T2">2.提出对于切口问题的说明</text:span></text:p>
      <text:p text:style-name="P3" loext:marker-style-name="T3">手术入路对患者的预后和面部美观至关重要，若想达到最佳固定效果，根据我们的实验结果发现，需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4" loext:marker-style-name="T1">以往的病例研究表明，<text:span text:style-name="T4">****使用了***切口，***使用了***切口，目前手术切口的问题尚存在争论。</text:span></text:p>
      <text:p text:style-name="P3" loext:marker-style-name="T1"><text:span text:style-name="T5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6">[32]</text:span><field:fieldmark-end/>在<text:span text:style-name="T5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5">38%-40%</text:span>，并有<text:span text:style-name="T5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7">[33]</text:span><field:fieldmark-end/>。<text:span text:style-name="T5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6">[34]</text:span><field:fieldmark-end/>首次描述了<text:span text:style-name="T5">Risdon</text:span>入路，后被<text:span text:style-name="T5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6">[35]</text:span><field:fieldmark-end/>改良。此入路方式切口更加隐蔽，且不容易出现神经损伤的症状。<text:span text:style-name="T5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6">[36]</text:span><field:fieldmark-end/>发现使用<text:span text:style-name="T5">Risdon</text:span>入路方法时，仅有<text:span text:style-name="T5">16.6%</text:span>的病例出现了神经损伤的症状，<text:span text:style-name="T5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6">[37]</text:span><field:fieldmark-end/>同样选择<text:span text:style-name="T5">Risdon</text:span>入路设计治疗下颌骨骨折，术后发生神经损伤的病例为<text:span text:style-name="T5">23%</text:span>。</text:p>
      <text:p text:style-name="P3" loext:marker-style-name="T1">由此可见，<text:span text:style-name="T5">Risdo</text:span><text:span text:style-name="T8">n</text:span>入路的并发症发生率远低于下颌后入路，在临床中从并发症控制的角度选择<text:span text:style-name="T5">Riso</text:span><text:span text:style-name="T8">n</text:span>具有明显优势。</text:p>
      <text:p text:style-name="P3" loext:marker-style-name="T1"><text:soft-page-break/>虽然<text:span text:style-name="T9">rid</text:span><text:span text:style-name="T10">on</text:span><text:span text:style-name="T9">入路相较于下颌后入路有以上的优点，但是risdo</text:span><text:span text:style-name="T10">n</text:span><text:span text:style-name="T9">是否适用与下颌升支骨折时内固定的手术入路的问题目前仍不明确，</text:span>根据我们的文献检索，目前尚无对下颌升支骨折入路选择的研究，考虑到由于髁突的解剖位置距离乙状切迹较近，故我们参考髁突骨折的手术入路研究，对下颌升支骨折手术入路的问题进行讨论。</text:p>
      <text:p text:style-name="P5" loext:marker-style-name="T1"><text:span text:style-name="T5">Robin</text:span>通过标本解剖对比的方式对改良<text:span text:style-name="T5">Risdon</text:span>入路和<text:span text:style-name="T11"> 入路 </text:span>进行对比，主要对比了这两种手术入路对髁突骨折的暴露范围，对<text:span text:style-name="T5">12</text:span>个头骨标本进行解剖学研究，并设置了<text:span text:style-name="T5">0～100</text:span>的综合评分标准来衡量暴露效果及手术时解剖位置的可及性，Risdon入路的平均评分为<text:span text:style-name="T5">55.88</text:span>，即<text:span text:style-name="T5">55.88%</text:span>的可及区域与所需区域吻合。<text:span text:style-name="T11">经腮腺入路</text:span>的平均评分为<text:span text:style-name="T5">91.05</text:span>，即<text:span text:style-name="T5">91.05%</text:span>的可及区域与所需区域吻合。两种技术之间的评分差异具有统计学意义 (<text:span text:style-name="T5">p &lt; 0.001</text:span>)<text:span text:style-name="T11">经腮腺炎入路</text:span>在治疗下颌骨髁突骨折方面更有效，尤其是在治疗髁突高位骨折时。与<text:span text:style-name="T5">Risdon</text:span>入路相比，<text:span text:style-name="T11">经腮腺炎入路</text:span>提供了更大的可到达区域，从而更容易进行骨折复位和内固定。然而，<text:span text:style-name="T11">经腮腺入路</text:span>对于治疗低髁突骨折可能比较困难，并且存在腮腺瘘的风险。而<text:span text:style-name="T10">risdon入路虽然对髁突高位骨折的暴露效果较差，但是对髁突基底部的暴露效果较好。</text:span></text:p>
      <text:p text:style-name="P6" loext:marker-style-name="T1">***的研究发现，通过充分分离附着于下颌骨升支后缘的咬肌，可以通过Risdon入路直接观察、复位和固定所有下颌骨髁状突基底部部骨折。此外，当仅使用 Risdon入路不容易对髁突高位进行复位固定操作，通过结合Risdon入路使用Trochar可以很好地进行复位。而**的研究表明，使用Transbuccal trocar instrumentation<text:span text:style-name="T11">有较高的技术敏感性，必须熟练掌握trocar cannula的使用，学习曲线较高，技术不好掌握，并且存在潜在的感染风险。</text:span></text:p>
      <text:p text:style-name="P7" loext:marker-style-name="T1"><text:soft-page-break/>而对于下颌升支骨折来说，如将上部微钛板固定到乙状切迹最高处，<text:span text:style-name="T11">即等同于髁状颈部的解剖位置</text:span>，<text:span text:style-name="T12">risdon入路无法</text:span>获得完整的暴露范围，出现术中操作不便，无法直视术区等问题。需要使用其他范围较大的手术入路方式，或在使用<text:span text:style-name="T13">risdon入路的听是附加</text:span>使用<text:span text:style-name="T14">trocar cannula</text:span>进行操作。但使用<text:span text:style-name="T5">Risdo</text:span><text:span text:style-name="T15">n</text:span>入路，对髁状突基底部暴露效果较好，双微钛板的距离为<text:span text:style-name="T12">20mm时，即满足一期愈合条件的同时，上部微钛版的位置位于髁突基底部位置之下（图），即可以达到满意的暴露效果。相对与下颌后入路，在避免了使用其他手术入路增加并发症发生率。并且不需要使用技术敏感性较高，并存在潜在感染风险的</text:span><text:span text:style-name="T14">trocar cannula。</text:span></text:p>
      <text:p text:style-name="P8" loext:marker-style-name="T1"><text:tab/></text:p>
      <text:p text:style-name="P9" loext:marker-style-name="T1"/>
      <text:p text:style-name="P2" loext:marker-style-name="T3"/>
      <text:p text:style-name="P2" loext:marker-style-name="T3"/>
      <text:p text:style-name="P2" loext:marker-style-name="T3">切口问题，确定研究目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2T20:04:24.813249410</dc:date>
    <meta:editing-duration>PT38M41S</meta:editing-duration>
    <meta:editing-cycles>4</meta:editing-cycles>
    <meta:document-statistic meta:table-count="0" meta:image-count="0" meta:object-count="0" meta:page-count="3" meta:paragraph-count="13" meta:word-count="1500" meta:character-count="1773" meta:non-whitespace-character-count="1760"/>
  </office:meta>
</office:document-meta>
</file>